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style:cell-protect="none"/>
    </style:style>
    <style:style style:name="ce4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6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9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0" style:family="table-cell" style:parent-style-name="Default" style:data-style-name="N5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4" style:family="table-cell" style:parent-style-name="Default" style:data-style-name="N56">
      <style:table-cell-properties style:vertical-align="middle"/>
    </style:style>
    <style:style style:name="ce15" style:family="table-cell" style:parent-style-name="Default" style:data-style-name="N56">
      <style:table-cell-properties fo:border="thin solid #000000" style:vertical-align="middle"/>
    </style:style>
    <style:style style:name="ce16" style:family="table-cell" style:parent-style-name="Default" style:data-style-name="N4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4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3" style:family="table-cell" style:parent-style-name="Default" style:data-style-name="N57">
      <style:table-cell-properties style:vertical-align="middle" style:cell-protect="none"/>
    </style:style>
    <style:style style:name="ce24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5" style:family="table-cell" style:parent-style-name="Default" style:data-style-name="N57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6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7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8" style:family="table-cell" style:parent-style-name="Default" style:data-style-name="N58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65.1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Sept_2019.AD6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Sept_2019.AD5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Sept_2019.R4"/>
    </style:style>
    <style:style style:name="ce60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Sept_2019.S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Sept_2019.T4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Sept_2019.U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Sept_2019.B6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Sept_2019.B5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Sept_2019.B4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Sept_2019.C5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Sept_2019.C6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Sept_2019.C4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Sept_2019.R5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Sept_2019.V4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Sept_2019.X4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Sept_2019.AE5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Sept_2019.AK5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M4]));ISBLANK([.AL4])))" style:apply-style-name="cf1" style:base-cell-address="Sept_2019.AL4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D4])))" style:apply-style-name="cf1" style:base-cell-address="Sept_2019.D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Sept_2019.D5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Sept_2019.D6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F4])))" style:apply-style-name="cf1" style:base-cell-address="Sept_2019.F4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H4])))" style:apply-style-name="cf1" style:base-cell-address="Sept_2019.H4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J4])))" style:apply-style-name="cf1" style:base-cell-address="Sept_2019.J4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L4])))" style:apply-style-name="cf1" style:base-cell-address="Sept_2019.L4"/>
    </style:style>
    <style:style style:name="ce82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Sept_2019.M4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Sept_2019.N4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Sept_2019.N5"/>
    </style:style>
    <style:style style:name="ce85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Sept_2019.O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pt_2019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style-name="ce52">
            <text:p>Organisation name</text:p>
          </table:table-cell>
          <table:table-cell office:value-type="string" table:number-columns-spanned="1" table:number-rows-spanned="3" table:style-name="ce56">
            <text:p>Organisation<text:s/></text:p>
            <text:p>type</text:p>
          </table:table-cell>
          <table:table-cell office:value-type="string" table:number-columns-spanned="1" table:number-rows-spanned="3" table:style-name="ce5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52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53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55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53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53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55">
            <text:p>Grand Total paybill/staffing (payroll and non-payroll) costs</text:p>
          </table:table-cell>
          <table:table-cell table:number-columns-repeated="16344" table:style-name="ce1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52">
            <text:p>AO/AA</text:p>
          </table:table-cell>
          <table:covered-table-cell/>
          <table:table-cell office:value-type="string" table:number-columns-spanned="2" table:number-rows-spanned="1" table:style-name="ce52">
            <text:p>EO</text:p>
          </table:table-cell>
          <table:covered-table-cell/>
          <table:table-cell office:value-type="string" table:number-columns-spanned="2" table:number-rows-spanned="1" table:style-name="ce52">
            <text:p>SEO/HEO</text:p>
          </table:table-cell>
          <table:covered-table-cell/>
          <table:table-cell office:value-type="string" table:number-columns-spanned="2" table:number-rows-spanned="1" table:style-name="ce52">
            <text:p>Grade 6/7</text:p>
          </table:table-cell>
          <table:covered-table-cell/>
          <table:table-cell office:value-type="string" table:number-columns-spanned="2" table:number-rows-spanned="1" table:style-name="ce52">
            <text:p>SCS</text:p>
          </table:table-cell>
          <table:covered-table-cell/>
          <table:table-cell office:value-type="string" table:number-columns-spanned="2" table:number-rows-spanned="1" table:style-name="ce52">
            <text:p>Other, unknown, or unspecified</text:p>
          </table:table-cell>
          <table:covered-table-cell/>
          <table:table-cell office:value-type="string" table:number-columns-spanned="2" table:number-rows-spanned="1" table:style-name="ce52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52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53">
            <text:p>Interim managers</text:p>
          </table:table-cell>
          <table:covered-table-cell/>
          <table:table-cell office:value-type="string" table:number-columns-spanned="2" table:number-rows-spanned="1" table:style-name="ce53">
            <text:p>Specialist Contractors</text:p>
          </table:table-cell>
          <table:covered-table-cell/>
          <table:table-cell office:value-type="string" table:number-columns-spanned="2" table:number-rows-spanned="1" table:style-name="ce53">
            <text:p>Consultants/consultancy</text:p>
          </table:table-cell>
          <table:covered-table-cell/>
          <table:table-cell office:value-type="string" table:number-columns-spanned="2" table:number-rows-spanned="1" table:style-name="ce52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52">
            <text:p>Salary</text:p>
          </table:table-cell>
          <table:table-cell office:value-type="string" table:number-columns-spanned="1" table:number-rows-spanned="2" table:style-name="ce52">
            <text:p>Allowances</text:p>
          </table:table-cell>
          <table:table-cell office:value-type="string" table:number-columns-spanned="1" table:number-rows-spanned="2" table:style-name="ce52">
            <text:p>Non-consolidated performance payments</text:p>
          </table:table-cell>
          <table:table-cell office:value-type="string" table:number-columns-spanned="1" table:number-rows-spanned="2" table:style-name="ce52">
            <text:p>Overtime</text:p>
          </table:table-cell>
          <table:table-cell office:value-type="string" table:number-columns-spanned="1" table:number-rows-spanned="2" table:style-name="ce52">
            <text:p>Employer pension contributions</text:p>
          </table:table-cell>
          <table:table-cell office:value-type="string" table:number-columns-spanned="1" table:number-rows-spanned="2" table:style-name="ce52">
            <text:p>Employer national insurance contributions</text:p>
          </table:table-cell>
          <table:table-cell office:value-type="string" table:number-columns-spanned="1" table:number-rows-spanned="2" table:style-name="ce52">
            <text:p>Total paybill for payroll staff</text:p>
          </table:table-cell>
          <table:table-cell office:value-type="string" table:number-columns-spanned="1" table:number-rows-spanned="2" table:style-name="ce52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52">
            <text:p>Total monthly cost of consultants/</text:p>
            <text:p>consultancy</text:p>
          </table:table-cell>
          <table:table-cell office:value-type="string" table:number-columns-spanned="1" table:number-rows-spanned="2" table:style-name="ce52">
            <text:p>Total non-payroll (CCL) staff costs</text:p>
          </table:table-cell>
          <table:covered-table-cell/>
          <table:table-cell table:number-columns-repeated="16344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 table:style-name="ce2"/>
        </table:table-row>
        <table:table-row table:style-name="ro4">
          <table:table-cell office:value-type="string" table:style-name="ce12">
            <text:p>Department for International Development</text:p>
          </table:table-cell>
          <table:table-cell office:value-type="string" table:style-name="ce65">
            <text:p>Ministerial Department</text:p>
          </table:table-cell>
          <table:table-cell office:value-type="string" table:style-name="ce68">
            <text:p>Department for International Development</text:p>
          </table:table-cell>
          <table:table-cell office:value-type="float" office:value="86" table:style-name="ce75">
            <text:p>86</text:p>
          </table:table-cell>
          <table:table-cell office:value-type="float" office:value="84.01" table:style-name="ce23">
            <text:p>84.0</text:p>
          </table:table-cell>
          <table:table-cell office:value-type="float" office:value="246" table:style-name="ce78">
            <text:p>246</text:p>
          </table:table-cell>
          <table:table-cell office:value-type="float" office:value="236.28" table:style-name="ce23">
            <text:p>236.3</text:p>
          </table:table-cell>
          <table:table-cell office:value-type="float" office:value="786" table:style-name="ce79">
            <text:p>786</text:p>
          </table:table-cell>
          <table:table-cell office:value-type="float" office:value="770.4799999999999" table:style-name="ce23">
            <text:p>770.5</text:p>
          </table:table-cell>
          <table:table-cell office:value-type="float" office:value="1490" table:style-name="ce80">
            <text:p>1490</text:p>
          </table:table-cell>
          <table:table-cell office:value-type="float" office:value="1445.3999999999996" table:style-name="ce23">
            <text:p>1,445.4</text:p>
          </table:table-cell>
          <table:table-cell office:value-type="float" office:value="106" table:style-name="ce81">
            <text:p>106</text:p>
          </table:table-cell>
          <table:table-cell office:value-type="float" office:value="103.18" table:style-name="ce82">
            <text:p>103.2</text:p>
          </table:table-cell>
          <table:table-cell office:value-type="string" table:style-name="ce83">
            <text:p>NIL</text:p>
          </table:table-cell>
          <table:table-cell office:value-type="string" table:style-name="ce83">
            <text:p>NIL</text:p>
          </table:table-cell>
          <table:table-cell office:value-type="float" office:value="2714" table:style-name="ce6">
            <text:p>2,714</text:p>
          </table:table-cell>
          <table:table-cell office:value-type="float" office:value="2639.3499999999995" table:style-name="ce25">
            <text:p>2,639.4</text:p>
          </table:table-cell>
          <table:table-cell office:value-type="float" office:value="8" table:style-name="ce59">
            <text:p>8</text:p>
          </table:table-cell>
          <table:table-cell office:value-type="float" office:value="8" table:style-name="ce60">
            <text:p>8.0</text:p>
          </table:table-cell>
          <table:table-cell office:value-type="string" table:style-name="ce61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28">
            <text:p>8.0</text:p>
          </table:table-cell>
          <table:table-cell office:value-type="float" office:value="2722" table:style-name="ce8">
            <text:p>2,722</text:p>
          </table:table-cell>
          <table:table-cell office:value-type="float" office:value="2647.3499999999995" table:style-name="ce26">
            <text:p>2,647.4</text:p>
          </table:table-cell>
          <table:table-cell office:value-type="currency" office:value="10618836.560000001" table:style-name="ce15">
            <text:p>£10,618,836.56</text:p>
          </table:table-cell>
          <table:table-cell office:value-type="currency" office:value="0" table:style-name="ce15">
            <text:p>£0.00</text:p>
          </table:table-cell>
          <table:table-cell office:value-type="currency" office:value="10075" table:style-name="ce15">
            <text:p>£10,075.00</text:p>
          </table:table-cell>
          <table:table-cell office:value-type="currency" office:value="49531.34" table:style-name="ce15">
            <text:p>£49,531.34</text:p>
          </table:table-cell>
          <table:table-cell office:value-type="currency" office:value="2884091.96" table:style-name="ce15">
            <text:p>£2,884,091.96</text:p>
          </table:table-cell>
          <table:table-cell office:value-type="currency" office:value="999359.27" table:style-name="ce14">
            <text:p>£999,359.27</text:p>
          </table:table-cell>
          <table:table-cell office:value-type="currency" office:value="14561894.129999999" table:style-name="ce9">
            <text:p>£14,561,894.13</text:p>
          </table:table-cell>
          <table:table-cell office:value-type="currency" office:value="94008.14" table:style-name="ce15">
            <text:p>£94,008.14</text:p>
          </table:table-cell>
          <table:table-cell office:value-type="string" table:style-name="ce74">
            <text:p>NIL</text:p>
          </table:table-cell>
          <table:table-cell office:value-type="currency" office:value="94008.14" table:style-name="ce10">
            <text:p>£94,008.14</text:p>
          </table:table-cell>
          <table:table-cell office:value-type="currency" office:value="14655902.27" table:style-name="ce11">
            <text:p>£14,655,902.27</text:p>
          </table:table-cell>
          <table:table-cell table:number-columns-repeated="16344" table:style-name="ce2"/>
        </table:table-row>
        <table:table-row table:style-name="ro4">
          <table:table-cell office:value-type="string" table:style-name="ce4">
            <text:p>Independent Commission for Aid Impact</text:p>
          </table:table-cell>
          <table:table-cell office:value-type="string" table:style-name="ce64">
            <text:p>Executive Non-Departmental Public Body</text:p>
          </table:table-cell>
          <table:table-cell office:value-type="string" table:style-name="ce66">
            <text:p>Department for International Development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float" office:value="10" table:style-name="ce84">
            <text:p>10</text:p>
          </table:table-cell>
          <table:table-cell office:value-type="float" office:value="6" table:style-name="ce85">
            <text:p>6.0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16">
            <text:p>6.00</text:p>
          </table:table-cell>
          <table:table-cell office:value-type="string" table:style-name="ce69">
            <text:p>NIL</text:p>
          </table:table-cell>
          <table:table-cell office:value-type="string" table:style-name="ce69">
            <text:p>NIL</text:p>
          </table:table-cell>
          <table:table-cell office:value-type="string" table:style-name="ce69">
            <text:p>NIL</text:p>
          </table:table-cell>
          <table:table-cell office:value-type="string" table:style-name="ce69">
            <text:p>NIL</text:p>
          </table:table-cell>
          <table:table-cell office:value-type="string" table:style-name="ce69">
            <text:p>NIL</text:p>
          </table:table-cell>
          <table:table-cell office:value-type="string" table:style-name="ce69">
            <text:p>NIL</text:p>
          </table:table-cell>
          <table:table-cell office:value-type="string" table:style-name="ce69">
            <text:p>NIL</text:p>
          </table:table-cell>
          <table:table-cell office:value-type="string" table:style-name="ce69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17">
            <text:p>6.00</text:p>
          </table:table-cell>
          <table:table-cell office:value-type="string" table:style-name="ce58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currency" office:value="0" table:style-name="ce9">
            <text:p>£0.00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table:style-name="ce2"/>
          <table:table-cell table:style-name="ce18"/>
          <table:table-cell table:number-columns-repeated="16342"/>
        </table:table-row>
        <table:table-row table:style-name="ro4">
          <table:table-cell office:value-type="string" table:style-name="ce4">
            <text:p>Commonwealth Scholarship Commission</text:p>
          </table:table-cell>
          <table:table-cell office:value-type="string" table:style-name="ce63">
            <text:p>Executive Non-Departmental Public Body</text:p>
          </table:table-cell>
          <table:table-cell office:value-type="string" table:style-name="ce67">
            <text:p>Department for International Development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9">
            <text:p>NIL</text:p>
          </table:table-cell>
          <table:table-cell office:value-type="string" table:style-name="ce69">
            <text:p>NIL</text:p>
          </table:table-cell>
          <table:table-cell office:value-type="string" table:style-name="ce69">
            <text:p>NIL</text:p>
          </table:table-cell>
          <table:table-cell office:value-type="string" table:style-name="ce69">
            <text:p>NIL</text:p>
          </table:table-cell>
          <table:table-cell office:value-type="string" table:style-name="ce69">
            <text:p>NIL</text:p>
          </table:table-cell>
          <table:table-cell office:value-type="string" table:style-name="ce69">
            <text:p>NIL</text:p>
          </table:table-cell>
          <table:table-cell office:value-type="string" table:style-name="ce69">
            <text:p>NIL</text:p>
          </table:table-cell>
          <table:table-cell office:value-type="string" table:style-name="ce69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57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currency" office:value="0" table:style-name="ce9">
            <text:p>£0.00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table:number-columns-repeated="16344" table:style-name="ce2"/>
        </table:table-row>
        <table:table-row table:number-rows-repeated="422" table:style-name="ro5">
          <table:table-cell table:number-columns-repeated="16384" table:style-name="ce2"/>
        </table:table-row>
        <table:table-row table:number-rows-repeated="1048148" table:style-name="ro5">
          <table:table-cell table:number-columns-repeated="16384"/>
        </table:table-row>
        <table:named-expressions>
          <table:named-range table:name="Print_Area" table:cell-range-address="Sept_2019.$A$1:Sept_2019.$AN$6" table:base-cell-address="Sept_2019.$A$1"/>
        </table:named-expressions>
      </table:table>
      <table:named-expressions>
        <table:named-expression table:name="List_of_organisations" table:expression="of:=[.#REF!]" table:base-cell-address="Sept_2019.$A$1"/>
        <table:named-expression table:name="Main_Department" table:expression="of:=[.#REF!]" table:base-cell-address="Sept_2019.$A$1"/>
        <table:named-expression table:name="Organisation_Type" table:expression="of:=[.#REF!]" table:base-cell-address="Sept_2019.$A$1"/>
        <table:named-expression table:name="Yes_No" table:expression="of:=[.#REF!]" table:base-cell-address="Sept_2019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currency-style style:name="N56">
      <number:currency-symbol>£</number:currency-symbol>
      <number:number number:decimal-places="2" number:min-integer-digits="1" number:grouping="true"/>
    </number:currency-style>
    <number:number-style style:name="N57">
      <number:number number:decimal-places="1" number:min-integer-digits="1" number:grouping="true"/>
    </number:number-style>
    <number:number-style style:name="N58">
      <number:number number:decimal-places="1" number:min-integer-digits="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50_0_37__32_-_32_Accent1" style:display-name="20% - Accent1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/>
    </style:style>
    <style:style style:name="ToSiffer" style:family="table-cell" style:data-style-name="N50"/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/>
    <dc:creator/>
    <meta:creation-date>2019-11-15T09:18:23Z</meta:creation-date>
    <dc:date>2019-11-15T09:18:40Z</dc:date>
  </office:meta>
</office:document-meta>
</file>